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8c562" officeooo:paragraph-rsid="0018c562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c562" officeooo:paragraph-rsid="0018c562" style:font-size-asian="15.75pt" style:font-weight-asian="normal" style:font-size-complex="18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8c562" officeooo:paragraph-rsid="0018c56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187bda" officeooo:paragraph-rsid="00187bda" style:font-size-asian="40pt" style:font-weight-asian="bold" style:font-size-complex="40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8c562"/>
    </style:style>
    <style:style style:name="P6" style:family="paragraph" style:parent-style-name="Standard">
      <style:paragraph-properties fo:text-align="start" style:justify-single-word="false"/>
      <style:text-properties fo:font-size="28pt" style:text-underline-style="solid" style:text-underline-width="auto" style:text-underline-color="font-color" fo:font-weight="bold" officeooo:rsid="0018c562" officeooo:paragraph-rsid="0018c562" style:font-size-asian="28pt" style:font-weight-asian="bold" style:font-size-complex="28pt" style:font-weight-complex="bold"/>
    </style:style>
    <style:style style:name="T1" style:family="text">
      <style:text-properties fo:font-size="18pt" style:text-underline-style="none" fo:font-weight="normal" officeooo:rsid="0018c562" style:font-size-asian="15.75pt" style:font-weight-asian="normal" style:font-size-complex="18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Nodes Recovery</text:p>
      <text:p text:style-name="P4"/>
      <text:list xml:id="list2245701892" text:style-name="L1">
        <text:list-item>
          <text:p text:style-name="P1">Data nodes send health report t thr respective name nodes periodically.</text:p>
        </text:list-item>
        <text:list-item>
          <text:p text:style-name="P1">Frequency is like 3 seconds</text:p>
        </text:list-item>
      </text:list>
      <text:p text:style-name="P2"/>
      <text:p text:style-name="P6">DataNode Backup</text:p>
      <text:list xml:id="list2235832757" text:style-name="L2">
        <text:list-item>
          <text:p text:style-name="P3">Data nodes are used to hold the main data using some commodity hardwares.</text:p>
        </text:list-item>
      </text:list>
      <text:list xml:id="list3832975234" text:style-name="L3">
        <text:list-item>
          <text:p text:style-name="P5"><text:span text:style-name="T1">It uses the data blocks to store data in different ways.We an get the health report of data nod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7:19:00.803289554</meta:creation-date>
    <meta:generator>LibreOffice/6.4.7.2$Linux_X86_64 LibreOffice_project/40$Build-2</meta:generator>
    <dc:date>2021-11-19T17:22:50.813769918</dc:date>
    <meta:editing-duration>PT3M50S</meta:editing-duration>
    <meta:editing-cycles>2</meta:editing-cycles>
    <meta:document-statistic meta:table-count="0" meta:image-count="0" meta:object-count="0" meta:page-count="1" meta:paragraph-count="6" meta:word-count="56" meta:character-count="306" meta:non-whitespace-character-count="260"/>
  </office:meta>
</office:document-meta>
</file>